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3.4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Courier New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4.602cm" svg:y="2.524cm">
          <draw:text-box>
            <text:p text:style-name="P1"><text:span text:style-name="T1">Variable </text:span><text:span text:style-name="T1">names</text:span></text:p>
            <text:p text:style-name="P1"><text:span text:style-name="T1">&amp; atomic </text:span><text:span text:style-name="T1">data</text:span></text:p>
          </draw:text-box>
        </draw:frame>
        <draw:frame draw:style-name="gr2" draw:text-style-name="P2" draw:layer="layout" svg:width="3.122cm" svg:height="0.64cm" svg:x="9.003cm" svg:y="2.725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366cm" svg:y1="2.524cm" svg:x2="8.366cm" svg:y2="4.594cm">
          <text:p/>
        </draw:line>
        <draw:line draw:style-name="gr3" draw:text-style-name="P3" draw:layer="layout" svg:x1="3.948cm" svg:y1="3.667cm" svg:x2="12.711cm" svg:y2="3.667cm">
          <text:p/>
        </draw:line>
        <draw:custom-shape draw:style-name="gr4" draw:text-style-name="P4" draw:layer="layout" svg:width="3.937cm" svg:height="0.508cm" svg:x="4.175cm" svg:y="3.96cm">
          <text:p text:style-name="P1"><text:span text:style-name="T2">"Ariana Grande"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433cm" svg:height="0.696cm" svg:x="2.812cm" svg:y="3.86cm">
          <draw:text-box>
            <text:p><text:span text:style-name="T3">div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9:14:11.132579091</meta:creation-date>
    <dc:date>2019-09-02T18:24:11.945038491</dc:date>
    <meta:editing-duration>PT10M55S</meta:editing-duration>
    <meta:editing-cycles>4</meta:editing-cycles>
    <meta:generator>LibreOffice/6.0.7.3$Linux_X86_64 LibreOffice_project/00m0$Build-3</meta:generator>
    <meta:document-statistic meta:object-count="6"/>
  </office:meta>
</office:document-meta>
</file>